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7" style:family="table">
      <style:table-properties style:width="17cm" table:align="margins"/>
    </style:style>
    <style:style style:name="Table57.A" style:family="table-column">
      <style:table-column-properties style:column-width="17cm" style:rel-column-width="65535*"/>
    </style:style>
    <style:style style:name="Table57.A1" style:family="table-cell">
      <style:table-cell-properties fo:padding="0.199cm" fo:border-left="none" fo:border-right="none" fo:border-top="2pt solid #000000" fo:border-bottom="2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justify" style:justify-single-word="false"/>
      <style:text-properties officeooo:paragraph-rsid="001f935a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top="0cm" fo:margin-bottom="0.199cm" style:contextual-spacing="false" fo:line-height="120%" fo:text-align="center" style:justify-single-word="false"/>
      <style:text-properties fo:font-size="11pt" officeooo:paragraph-rsid="001f935a" fo:background-color="transparent" style:font-size-asian="11pt" style:font-size-complex="11pt"/>
    </style:style>
    <style:style style:name="P4" style:family="paragraph" style:parent-style-name="Table_20_Contents">
      <style:paragraph-properties fo:margin-top="0cm" fo:margin-bottom="0.199cm" style:contextual-spacing="false" fo:line-height="120%" fo:text-align="center" style:justify-single-word="false"/>
      <style:text-properties officeooo:paragraph-rsid="001f935a" fo:background-color="transparent"/>
    </style:style>
    <style:style style:name="P5" style:family="paragraph" style:parent-style-name="Table_20_Contents">
      <style:paragraph-properties fo:margin-top="0cm" fo:margin-bottom="0.199cm" style:contextual-spacing="false" fo:line-height="120%" fo:text-align="center" style:justify-single-word="false"/>
      <style:text-properties officeooo:rsid="003eb587" officeooo:paragraph-rsid="001f935a" fo:background-color="transparent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officeooo:paragraph-rsid="001f935a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officeooo:paragraph-rsid="00f1c462"/>
    </style:style>
    <style:style style:name="P10" style:family="paragraph" style:parent-style-name="Text_20_body">
      <style:paragraph-properties fo:text-align="center" style:justify-single-word="false"/>
      <style:text-properties officeooo:paragraph-rsid="001f935a"/>
    </style:style>
    <style:style style:name="T1" style:family="text">
      <style:text-properties officeooo:rsid="00f1c462"/>
    </style:style>
    <style:style style:name="T2" style:family="text">
      <style:text-properties officeooo:rsid="00efe9d3"/>
    </style:style>
    <style:style style:name="T3" style:family="text">
      <style:text-properties fo:color="#990000" loext:opacity="100%"/>
    </style:style>
    <style:style style:name="T4" style:family="text">
      <style:text-properties fo:color="#990000" loext:opacity="100%" officeooo:rsid="003eb587"/>
    </style:style>
    <style:style style:name="T5" style:family="text">
      <style:text-properties fo:color="#990000" loext:opacity="100%" fo:font-size="11pt" style:font-size-asian="11pt" style:font-size-complex="11pt"/>
    </style:style>
    <style:style style:name="T6" style:family="text">
      <style:text-properties fo:color="#990000" loext:opacity="100%" fo:font-size="11pt" officeooo:rsid="003eb587" style:font-size-asian="11pt" style:font-size-complex="11pt"/>
    </style:style>
    <style:style style:name="T7" style:family="text">
      <style:text-properties officeooo:rsid="003eb587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3eb587" style:font-size-asian="11pt" style:font-size-complex="11pt"/>
    </style:style>
    <style:style style:name="T10" style:family="text">
      <style:text-properties fo:font-size="11pt" officeooo:rsid="001b3e75" style:font-size-asian="11pt" style:font-size-complex="11pt"/>
    </style:style>
    <style:style style:name="T11" style:family="text">
      <style:text-properties fo:font-size="11pt" officeooo:rsid="001789ab" style:font-size-asian="11pt" style:font-size-complex="11pt"/>
    </style:style>
    <style:style style:name="T12" style:family="text">
      <style:text-properties officeooo:rsid="001f93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LIÊN MINH DỮ LIỆU NGHIÊN CỨU <text:span text:style-name="T12">(RDA)</text:span></text:p>
          </table:table-cell>
          <table:table-cell table:style-name="Table1.A1" office:value-type="string">
            <text:p text:style-name="P2">RESEARCH DATA ALLIANCE</text:p>
          </table:table-cell>
        </table:table-row>
      </table:table>
      <text:p text:style-name="P6"/>
      <text:p text:style-name="P6"/>
      <text:p text:style-name="P8">Các nguyên tắc FAIR cho phần mềm nghiên cứu (Các nguyên tắc FAIR4RS)</text:p>
      <text:p text:style-name="P9"><text:span text:style-name="T1">K</text:span><text:span text:style-name="T2">huyến nghị của RDA </text:span></text:p>
      <text:p text:style-name="P7"/>
      <table:table table:name="Table57" table:style-name="Table57">
        <table:table-column table:style-name="Table57.A"/>
        <table:table-row>
          <table:table-cell table:style-name="Table57.A1" office:value-type="string">
            <text:p text:style-name="P3"><text:span text:style-name="T3">Dịch </text:span><text:span text:style-name="T4">sang tiếng Việt</text:span><text:span text:style-name="T7">: Lê Trung Nghĩa</text:span></text:p>
            <text:p text:style-name="P4"><text:span text:style-name="T5">Dịch </text:span><text:span text:style-name="T6">xong</text:span><text:span text:style-name="T9">: </text:span><text:span text:style-name="T10">xx</text:span><text:span text:style-name="T9">/</text:span><text:span text:style-name="T10">0</text:span><text:span text:style-name="T11">3</text:span><text:span text:style-name="T9">/202</text:span><text:span text:style-name="T10">3</text:span></text:p>
            <text:p text:style-name="P5"><text:span text:style-name="T5">Bản gốc tiếng Anh</text:span><text:span text:style-name="T8">: </text:span><text:a xlink:type="simple" xlink:href="https://lnkd.in/dYWqAbEm" text:style-name="Internet_20_link" text:visited-style-name="Visited_20_Internet_20_Link"><text:span text:style-name="T8">https://lnkd.in/dYWqAbEm</text:span></text:a></text:p>
          </table:table-cell>
        </table:table-row>
      </table:table>
      <text:p text:style-name="P1"/>
      <text:p text:style-name="P1"/>
      <text:p text:style-name="P10">FAIR Principles for Research Software (FAIR4RS Principles) </text:p>
      <text:p text:style-name="P10">RDA Recommendation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ans CJK JP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 CJK JP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 CJK JP" fo:font-family="'Noto Sans CJK JP'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 CJK JP" fo:font-family="'Noto Sans CJK JP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 CJK JP" fo:font-family="'Noto Sans CJK JP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 CJK JP" fo:font-family="'Noto Sans CJK JP'" style:font-family-generic="swiss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21">
      <number:number number:decimal-places="1" number:min-decimal-places="1" number:min-integer-digits="1"/>
      <number:text>%</number:text>
    </number:percentag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0:05:02.150701942</meta:creation-date>
    <dc:date>2023-03-06T10:10:08.168593776</dc:date>
    <meta:editing-duration>PT5M6S</meta:editing-duration>
    <meta:editing-cycles>1</meta:editing-cycles>
    <meta:document-statistic meta:table-count="2" meta:image-count="0" meta:object-count="0" meta:page-count="1" meta:paragraph-count="9" meta:word-count="51" meta:character-count="321" meta:non-whitespace-character-count="277"/>
    <meta:generator>LibreOffice/7.3.7.2$Linux_X86_64 LibreOffice_project/30$Build-2</meta:generator>
  </office:meta>
</office:document-meta>
</file>